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CacheFactory.createDiscoveryService( ITCPLateralCacheAttributes lac , LateralCacheNoWaitFacade lcnwf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TCPCacheFactory.createListener( LateralCacheAttributes lac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teralTCPCacheFactory.createCache( AuxiliaryCacheAttributes iaca , ICompositeCacheManager cacheMg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